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AR PL SungtiL GB" svg:font-family="'AR PL SungtiL GB'" style:font-pitch="variable"/>
    <style:font-face style:name="Lohit Devanagari" svg:font-family="'Lohit Devanagari', 'Times New Roman'" style:font-pitch="variable"/>
    <style:font-face style:name="Noto Sans CJK SC" svg:font-family="'Noto Sans CJK SC'"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4cm" fo:margin-left="-0.226cm" table:align="left" style:writing-mode="lr-tb"/>
    </style:style>
    <style:style style:name="Tableau1.A" style:family="table-column">
      <style:table-column-properties style:column-width="7.408cm"/>
    </style:style>
    <style:style style:name="Tableau1.B" style:family="table-column">
      <style:table-column-properties style:column-width="3.284cm"/>
    </style:style>
    <style:style style:name="Tableau1.C" style:family="table-column">
      <style:table-column-properties style:column-width="4.309cm"/>
    </style:style>
    <style:style style:name="Tableau1.D" style:family="table-column">
      <style:table-column-properties style:column-width="2.013cm"/>
    </style:style>
    <style:style style:name="Tableau1.1" style:family="table-row">
      <style:table-row-properties fo:keep-together="auto"/>
    </style:style>
    <style:style style:name="Tableau1.A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D2" style:family="table-cell">
      <style:table-cell-properties style:vertical-align="top" fo:padding-left="0.191cm" fo:padding-right="0.191cm" fo:padding-top="0cm" fo:padding-bottom="0cm" fo:border="0.5pt solid #000000" style:writing-mode="lr-tb"/>
    </style:style>
    <style:style style:name="Tableau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D3" style:family="table-cell">
      <style:table-cell-properties style:vertical-align="top" fo:padding-left="0.191cm" fo:padding-right="0.191cm" fo:padding-top="0cm" fo:padding-bottom="0cm" fo:border="0.5pt solid #000000" style:writing-mode="lr-tb"/>
    </style:style>
    <style:style style:name="Tableau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D4" style:family="table-cell">
      <style:table-cell-properties style:vertical-align="top" fo:padding-left="0.191cm" fo:padding-right="0.191cm" fo:padding-top="0cm" fo:padding-bottom="0cm" fo:border="0.5pt solid #000000" style:writing-mode="lr-tb"/>
    </style:style>
    <style:style style:name="Tableau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D5" style:family="table-cell">
      <style:table-cell-properties style:vertical-align="top" fo:padding-left="0.191cm" fo:padding-right="0.191cm" fo:padding-top="0cm" fo:padding-bottom="0cm" fo:border="0.5pt solid #000000" style:writing-mode="lr-tb"/>
    </style:style>
    <style:style style:name="Tableau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D6" style:family="table-cell">
      <style:table-cell-properties style:vertical-align="top" fo:padding-left="0.191cm" fo:padding-right="0.191cm" fo:padding-top="0cm" fo:padding-bottom="0cm" fo:border="0.5pt solid #000000" style:writing-mode="lr-tb"/>
    </style:style>
    <style:style style:name="Tableau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7.284cm" fo:margin-left="-0.226cm" table:align="left" style:writing-mode="lr-tb"/>
    </style:style>
    <style:style style:name="Tableau2.A" style:family="table-column">
      <style:table-column-properties style:column-width="17.284cm"/>
    </style:style>
    <style:style style:name="Tableau2.1" style:family="table-row">
      <style:table-row-properties style:min-row-height="0.559cm" fo:keep-together="auto"/>
    </style:style>
    <style:style style:name="Tableau2.A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11.123cm" fo:keep-together="auto"/>
    </style:style>
    <style:style style:name="Tableau2.A2" style:family="table-cell">
      <style:table-cell-properties style:vertical-align="top" fo:padding-left="0.191cm" fo:padding-right="0.191cm" fo:padding-top="0cm" fo:padding-bottom="0cm" fo:border="0.5pt solid #000000" style:writing-mode="lr-tb"/>
    </style:style>
    <style:style style:name="Tableau2.3" style:family="table-row">
      <style:table-row-properties style:min-row-height="0.123cm" fo:keep-together="auto"/>
    </style:style>
    <style:style style:name="Tableau2.A3"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272cm" fo:margin-left="-0.226cm" table:align="left" style:writing-mode="lr-tb"/>
    </style:style>
    <style:style style:name="Tableau3.A" style:family="table-column">
      <style:table-column-properties style:column-width="17.272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A2" style:family="table-cell">
      <style:table-cell-properties style:vertical-align="top" fo:padding-left="0.191cm" fo:padding-right="0.191cm" fo:padding-top="0cm" fo:padding-bottom="0cm" fo:border="0.5pt solid #000000" style:writing-mode="lr-tb"/>
    </style:style>
    <style:style style:name="Tableau3.4" style:family="table-row">
      <style:table-row-properties style:min-row-height="13.626cm" fo:keep-together="auto"/>
    </style:style>
    <style:style style:name="Tableau3.A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background-color="#ffbf00" fo:padding-left="0.191cm" fo:padding-right="0.191cm" fo:padding-top="0cm" fo:padding-bottom="0cm" fo:border="0.5pt solid #000000" style:writing-mode="lr-tb">
        <style:background-image/>
      </style:table-cell-properties>
    </style:style>
    <style:style style:name="Tableau3.6" style:family="table-row">
      <style:table-row-properties style:min-row-height="24.324cm" fo:keep-together="auto"/>
    </style:style>
    <style:style style:name="Tableau3.A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list-style-name="WW8Num1">
      <style:paragraph-properties fo:text-align="justify" style:justify-single-word="false">
        <style:tab-stops>
          <style:tab-stop style:position="0.988cm"/>
          <style:tab-stop style:position="1.976cm"/>
        </style:tab-stops>
      </style:paragraph-properties>
      <style:text-properties style:font-name="Calibri" fo:font-weight="bold" style:font-weight-asian="bold" style:font-name-complex="Calibri"/>
    </style:style>
    <style:style style:name="P2"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font-name-complex="Calibri"/>
    </style:style>
    <style:style style:name="P3" style:family="paragraph" style:parent-style-name="Standard" style:list-style-name="WW8Num2">
      <style:paragraph-properties fo:text-align="justify" style:justify-single-word="false">
        <style:tab-stops>
          <style:tab-stop style:position="0.988cm"/>
          <style:tab-stop style:position="1.976cm"/>
        </style:tab-stops>
      </style:paragraph-properties>
      <style:text-properties style:font-name="Calibri" style:font-name-complex="Calibri"/>
    </style:style>
    <style:style style:name="P4" style:family="paragraph" style:parent-style-name="Standard" style:list-style-name="WW8Num2">
      <style:paragraph-properties fo:text-align="justify" style:justify-single-word="false" style:snap-to-layout-grid="false">
        <style:tab-stops>
          <style:tab-stop style:position="0.988cm"/>
          <style:tab-stop style:position="1.976cm"/>
        </style:tab-stops>
      </style:paragraph-properties>
      <style:text-properties style:font-name="Calibri" style:font-name-complex="Calibri"/>
    </style:style>
    <style:style style:name="P5" style:family="paragraph" style:parent-style-name="Standard">
      <style:paragraph-properties fo:text-align="justify" style:justify-single-word="false" style:snap-to-layout-grid="false">
        <style:tab-stops>
          <style:tab-stop style:position="0.988cm"/>
          <style:tab-stop style:position="1.976cm"/>
        </style:tab-stops>
      </style:paragraph-properties>
      <style:text-properties style:font-name="Calibri" style:font-name-complex="Calibri"/>
    </style:style>
    <style:style style:name="P6"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font-name-complex="Calibri"/>
    </style:style>
    <style:style style:name="P7"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text-underline-style="solid" style:text-underline-width="auto" style:text-underline-color="font-color" style:font-name-complex="Calibri"/>
    </style:style>
    <style:style style:name="P8" style:family="paragraph" style:parent-style-name="Standard">
      <style:paragraph-properties style:snap-to-layout-grid="false"/>
      <style:text-properties style:font-name="Calibri" style:text-underline-style="solid" style:text-underline-width="auto" style:text-underline-color="font-color" style:font-name-complex="Calibri"/>
    </style:style>
    <style:style style:name="P9"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text-underline-style="solid" style:text-underline-width="auto" style:text-underline-color="font-color" fo:font-weight="bold" style:font-weight-asian="bold" style:font-name-complex="Calibri"/>
    </style:style>
    <style:style style:name="P10" style:family="paragraph" style:parent-style-name="Standard">
      <style:paragraph-properties fo:text-align="justify" style:justify-single-word="false" style:snap-to-layout-grid="false">
        <style:tab-stops>
          <style:tab-stop style:position="0.988cm"/>
          <style:tab-stop style:position="1.976cm"/>
        </style:tab-stops>
      </style:paragraph-properties>
      <style:text-properties style:font-name="Calibri" style:text-underline-style="solid" style:text-underline-width="auto" style:text-underline-color="font-color" fo:font-weight="bold" style:font-weight-asian="bold" style:font-name-complex="Calibri"/>
    </style:style>
    <style:style style:name="P11"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text-underline-style="solid" style:text-underline-width="auto" style:text-underline-color="font-color" fo:font-weight="bold" style:font-weight-asian="bold" style:font-name-complex="Calibri"/>
    </style:style>
    <style:style style:name="P12" style:family="paragraph" style:parent-style-name="Standard">
      <style:paragraph-properties fo:text-align="justify" style:justify-single-word="false">
        <style:tab-stops>
          <style:tab-stop style:position="16.969cm" style:type="right"/>
        </style:tab-stops>
      </style:paragraph-properties>
      <style:text-properties style:font-name="Calibri" fo:font-size="9pt" style:font-size-asian="9pt" style:font-name-complex="Calibri"/>
    </style:style>
    <style:style style:name="P13"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text-underline-style="none" fo:font-weight="normal" style:font-weight-asian="normal" style:font-name-complex="Calibri" style:font-weight-complex="normal"/>
    </style:style>
    <style:style style:name="P14"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text-underline-style="none" fo:font-weight="normal" officeooo:paragraph-rsid="00158016" style:font-weight-asian="normal" style:font-name-complex="Calibri" style:font-weight-complex="normal"/>
    </style:style>
    <style:style style:name="P15"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text-underline-style="none" fo:font-weight="normal" officeooo:rsid="00158016" officeooo:paragraph-rsid="00158016" style:font-weight-asian="normal" style:font-name-complex="Calibri" style:font-weight-complex="normal"/>
    </style:style>
    <style:style style:name="P16" style:family="paragraph" style:parent-style-name="Standard">
      <style:paragraph-properties fo:text-align="justify" style:justify-single-word="false">
        <style:tab-stops>
          <style:tab-stop style:position="0.988cm"/>
          <style:tab-stop style:position="1.976cm"/>
        </style:tab-stops>
      </style:paragraph-properties>
    </style:style>
    <style:style style:name="P17" style:family="paragraph" style:parent-style-name="Standard" style:list-style-name="WW8Num2">
      <style:paragraph-properties fo:text-align="justify" style:justify-single-word="false">
        <style:tab-stops>
          <style:tab-stop style:position="0.988cm"/>
          <style:tab-stop style:position="1.976cm"/>
        </style:tab-stops>
      </style:paragraph-properties>
    </style:style>
    <style:style style:name="P18" style:family="paragraph" style:parent-style-name="Standard" style:list-style-name="WW8Num2">
      <style:paragraph-properties fo:text-align="justify" style:justify-single-word="false" style:snap-to-layout-grid="false">
        <style:tab-stops>
          <style:tab-stop style:position="0.988cm"/>
          <style:tab-stop style:position="1.976cm"/>
        </style:tab-stops>
      </style:paragraph-properties>
    </style:style>
    <style:style style:name="P19" style:family="paragraph" style:parent-style-name="Standard">
      <style:paragraph-properties fo:text-align="justify" style:justify-single-word="false">
        <style:tab-stops>
          <style:tab-stop style:position="0.988cm"/>
          <style:tab-stop style:position="1.976cm"/>
        </style:tab-stops>
      </style:paragraph-properties>
    </style:style>
    <style:style style:name="P20" style:family="paragraph" style:parent-style-name="Standard" style:list-style-name="WW8Num2">
      <style:paragraph-properties fo:text-align="justify" style:justify-single-word="false">
        <style:tab-stops>
          <style:tab-stop style:position="0.988cm"/>
          <style:tab-stop style:position="1.976cm"/>
        </style:tab-stops>
      </style:paragraph-properties>
    </style:style>
    <style:style style:name="P21" style:family="paragraph" style:parent-style-name="Standard">
      <style:paragraph-properties fo:margin-top="0.423cm" fo:margin-bottom="0cm" loext:contextual-spacing="false" fo:text-align="justify" style:justify-single-word="false" fo:orphans="0" fo:widows="0">
        <style:tab-stops>
          <style:tab-stop style:position="0.988cm"/>
          <style:tab-stop style:position="1.976cm"/>
          <style:tab-stop style:position="10.971cm"/>
          <style:tab-stop style:position="14.923cm" style:type="right"/>
        </style:tab-stops>
      </style:paragraph-properties>
    </style:style>
    <style:style style:name="P22" style:family="paragraph" style:parent-style-name="Standard">
      <style:paragraph-properties fo:margin-top="0.423cm" fo:margin-bottom="0cm" loext:contextual-spacing="false" fo:text-align="justify" style:justify-single-word="false" fo:orphans="0" fo:widows="0">
        <style:tab-stops>
          <style:tab-stop style:position="0.988cm"/>
          <style:tab-stop style:position="1.976cm"/>
          <style:tab-stop style:position="7.973cm"/>
          <style:tab-stop style:position="14.923cm" style:type="right"/>
        </style:tab-stops>
      </style:paragraph-properties>
    </style:style>
    <style:style style:name="P23" style:family="paragraph" style:parent-style-name="Standard" style:master-page-name="Standard">
      <style:paragraph-properties fo:margin-top="0.423cm" fo:margin-bottom="0cm" loext:contextual-spacing="false" fo:text-align="justify" style:justify-single-word="false" fo:orphans="0" fo:widows="0" style:page-number="auto">
        <style:tab-stops>
          <style:tab-stop style:position="0.988cm"/>
          <style:tab-stop style:position="1.976cm"/>
          <style:tab-stop style:position="10.971cm"/>
          <style:tab-stop style:position="14.923cm" style:type="right"/>
        </style:tab-stops>
      </style:paragraph-properties>
    </style:style>
    <style:style style:name="P24" style:family="paragraph" style:parent-style-name="Standard">
      <style:paragraph-properties fo:margin-top="0.212cm" fo:margin-bottom="0cm" loext:contextual-spacing="false" fo:text-align="center" style:justify-single-word="false">
        <style:tab-stops>
          <style:tab-stop style:position="12.982cm"/>
        </style:tab-stops>
      </style:paragraph-properties>
      <style:text-properties style:font-name="Calibri" fo:font-size="14pt" fo:font-weight="bold" style:font-size-asian="14pt" style:font-weight-asian="bold" style:font-name-complex="Calibri" style:font-size-complex="14pt"/>
    </style:style>
    <style:style style:name="P25" style:family="paragraph" style:parent-style-name="Standard">
      <style:paragraph-properties fo:margin-top="0.212cm" fo:margin-bottom="0cm" loext:contextual-spacing="false" fo:text-align="center" style:justify-single-word="false">
        <style:tab-stops>
          <style:tab-stop style:position="0.988cm"/>
          <style:tab-stop style:position="1.976cm"/>
        </style:tab-stops>
      </style:paragraph-properties>
      <style:text-properties style:font-name="Calibri" fo:font-weight="bold" style:font-weight-asian="bold" style:font-name-complex="Calibri"/>
    </style:style>
    <style:style style:name="P26" style:family="paragraph" style:parent-style-name="Standard">
      <style:paragraph-properties fo:margin-top="0.212cm" fo:margin-bottom="0.212cm" loext:contextual-spacing="false" fo:text-align="center" style:justify-single-word="false">
        <style:tab-stops>
          <style:tab-stop style:position="0.988cm"/>
          <style:tab-stop style:position="1.976cm"/>
        </style:tab-stops>
      </style:paragraph-properties>
      <style:text-properties style:font-name="Calibri" fo:font-weight="bold" style:font-weight-asian="bold" style:font-name-complex="Calibri"/>
    </style:style>
    <style:style style:name="P27" style:family="paragraph" style:parent-style-name="Standard">
      <style:paragraph-properties fo:margin-top="0cm" fo:margin-bottom="0.212cm" loext:contextual-spacing="false" fo:text-align="justify" style:justify-single-word="false" style:snap-to-layout-grid="false">
        <style:tab-stops>
          <style:tab-stop style:position="0.988cm"/>
          <style:tab-stop style:position="1.976cm"/>
        </style:tab-stops>
      </style:paragraph-properties>
    </style:style>
    <style:style style:name="P28" style:family="paragraph" style:parent-style-name="Standard">
      <style:paragraph-properties fo:margin-top="0cm" fo:margin-bottom="0.212cm" loext:contextual-spacing="false" fo:text-align="justify" style:justify-single-word="false" style:snap-to-layout-grid="false">
        <style:tab-stops>
          <style:tab-stop style:position="0.988cm"/>
          <style:tab-stop style:position="1.976cm"/>
        </style:tab-stops>
      </style:paragraph-properties>
      <style:text-properties style:font-name="Calibri" style:font-name-complex="Calibri"/>
    </style:style>
    <style:style style:name="P29" style:family="paragraph" style:parent-style-name="Standard">
      <style:paragraph-properties fo:margin-left="0.635cm" fo:margin-right="0cm" fo:text-align="justify" style:justify-single-word="false" fo:text-indent="0cm" style:auto-text-indent="false">
        <style:tab-stops>
          <style:tab-stop style:position="0.988cm"/>
          <style:tab-stop style:position="1.976cm"/>
        </style:tab-stops>
      </style:paragraph-properties>
    </style:style>
    <style:style style:name="P30" style:family="paragraph" style:parent-style-name="Standard">
      <style:paragraph-properties fo:margin-left="0.635cm" fo:margin-right="0cm" fo:text-align="justify" style:justify-single-word="false" fo:text-indent="0cm" style:auto-text-indent="false">
        <style:tab-stops>
          <style:tab-stop style:position="0.988cm"/>
          <style:tab-stop style:position="1.976cm"/>
        </style:tab-stops>
      </style:paragraph-properties>
      <style:text-properties style:font-name="Calibri" style:font-name-complex="Calibri"/>
    </style:style>
    <style:style style:name="P31" style:family="paragraph" style:parent-style-name="Standard">
      <style:paragraph-properties fo:margin-left="1.27cm" fo:margin-right="0cm" fo:text-align="justify" style:justify-single-word="false" fo:text-indent="0cm" style:auto-text-indent="false" style:snap-to-layout-grid="false">
        <style:tab-stops>
          <style:tab-stop style:position="0.988cm"/>
          <style:tab-stop style:position="1.976cm"/>
        </style:tab-stops>
      </style:paragraph-properties>
      <style:text-properties style:font-name="Calibri" style:font-name-complex="Calibri"/>
    </style:style>
    <style:style style:name="P32" style:family="paragraph" style:parent-style-name="Standard">
      <style:paragraph-properties fo:text-align="justify" style:justify-single-word="false" fo:padding-left="0cm" fo:padding-right="0cm" fo:padding-top="0cm" fo:padding-bottom="0.035cm" fo:border-left="none" fo:border-right="none" fo:border-top="none" fo:border-bottom="0.74pt solid #000000">
        <style:tab-stops>
          <style:tab-stop style:position="16.969cm" style:type="right"/>
        </style:tab-stops>
      </style:paragraph-properties>
      <style:text-properties style:font-name="Calibri" fo:font-size="9pt" style:font-size-asian="9pt" style:font-name-complex="Calibri"/>
    </style:style>
    <style:style style:name="P33" style:family="paragraph" style:parent-style-name="Paragraphe_20_de_20_liste">
      <style:text-properties style:font-name="Calibri" style:font-name-complex="Calibri"/>
    </style:style>
    <style:style style:name="T1" style:family="text">
      <style:text-properties fo:font-weight="bold" style:font-weight-asian="bold"/>
    </style:style>
    <style:style style:name="T2" style:family="text">
      <style:text-properties style:font-name="Calibri" fo:font-weight="bold" style:font-weight-asian="bold" style:font-name-complex="Calibri"/>
    </style:style>
    <style:style style:name="T3" style:family="text">
      <style:text-properties style:font-name="Calibri" fo:font-weight="bold" style:font-weight-asian="bold" style:font-name-complex="Calibri" style:font-weight-complex="bold"/>
    </style:style>
    <style:style style:name="T4" style:family="text">
      <style:text-properties style:font-name="Calibri" style:font-name-complex="Calibri"/>
    </style:style>
    <style:style style:name="T5" style:family="text">
      <style:text-properties style:font-name="Calibri" style:text-underline-style="solid" style:text-underline-width="auto" style:text-underline-color="font-color" style:font-name-complex="Calibri"/>
    </style:style>
    <style:style style:name="T6" style:family="text">
      <style:text-properties style:font-name="Calibri" style:font-name-asian="Calibri" style:font-name-complex="Calibri"/>
    </style:style>
    <style:style style:name="T7" style:family="text">
      <style:text-properties style:text-underline-style="solid" style:text-underline-width="auto" style:text-underline-color="font-color" fo:font-weight="bold" style:font-weight-asian="bold"/>
    </style:style>
    <style:style style:name="T8" style:family="text">
      <style:text-properties style:font-name-asian="Calibri"/>
    </style:style>
    <style:style style:name="T9" style:family="text">
      <style:text-properties officeooo:rsid="0015801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Titre</text:span><text:span text:style-name="T4"> : TM5 Rayonnement d’équilibre thermique, corps noir</text:span></text:p>
      <text:p text:style-name="P22"><text:span text:style-name="T3">Présentée par</text:span><text:span text:style-name="T4"> : Bernard Chelli<text:tab/> <text:s text:c="12"/></text:span><text:span text:style-name="T3">Rapport écrit par</text:span><text:span text:style-name="T4"> : Raphaël Leriche</text:span></text:p>
      <text:p text:style-name="P21"><text:span text:style-name="T3">Correcteur</text:span><text:span text:style-name="T4"> : <text:tab/></text:span><text:span text:style-name="T3">Date</text:span><text:span text:style-name="T4"> : 27/09/2019</text:span></text:p>
      <text:p text:style-name="P2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26">Bibliographie de la leçon :</text:p>
          </table:table-cell>
          <table:covered-table-cell/>
          <table:covered-table-cell/>
          <table:covered-table-cell/>
        </table:table-row>
        <table:table-row table:style-name="Tableau1.1">
          <table:table-cell table:style-name="Tableau1.A2" office:value-type="string">
            <text:p text:style-name="P25">Titre</text:p>
          </table:table-cell>
          <table:table-cell table:style-name="Tableau1.B2" office:value-type="string">
            <text:p text:style-name="P25">Auteurs</text:p>
          </table:table-cell>
          <table:table-cell table:style-name="Tableau1.C2" office:value-type="string">
            <text:p text:style-name="P25">Éditeur </text:p>
          </table:table-cell>
          <table:table-cell table:style-name="Tableau1.D2" office:value-type="string">
            <text:p text:style-name="P25">Année</text:p>
          </table:table-cell>
        </table:table-row>
        <table:table-row table:style-name="Tableau1.1">
          <table:table-cell table:style-name="Tableau1.A3" office:value-type="string">
            <text:p text:style-name="P28">Thermodynamique, </text:p>
            <text:p text:style-name="P28">Fondements et applications</text:p>
          </table:table-cell>
          <table:table-cell table:style-name="Tableau1.B3" office:value-type="string">
            <text:p text:style-name="P28">José-Philippe Pérez</text:p>
          </table:table-cell>
          <table:table-cell table:style-name="Tableau1.C3" office:value-type="string">
            <text:p text:style-name="P28">DUNOD</text:p>
          </table:table-cell>
          <table:table-cell table:style-name="Tableau1.D3" office:value-type="string">
            <text:p text:style-name="P28">2001</text:p>
          </table:table-cell>
        </table:table-row>
        <table:table-row table:style-name="Tableau1.1">
          <table:table-cell table:style-name="Tableau1.A4" office:value-type="string">
            <text:p text:style-name="P28">J’intègre, Physique tout-en-un</text:p>
          </table:table-cell>
          <table:table-cell table:style-name="Tableau1.B4" office:value-type="string">
            <text:p text:style-name="P27">Marie-Noëlle Sanz, François Vandenbrouck, Bernard Salamito, Dominique Chardon</text:p>
          </table:table-cell>
          <table:table-cell table:style-name="Tableau1.C4" office:value-type="string">
            <text:p text:style-name="P28">DUNOD</text:p>
          </table:table-cell>
          <table:table-cell table:style-name="Tableau1.D4" office:value-type="string">
            <text:p text:style-name="P28">2014</text:p>
          </table:table-cell>
        </table:table-row>
        <table:table-row table:style-name="Tableau1.1">
          <table:table-cell table:style-name="Tableau1.A5" office:value-type="string">
            <text:p text:style-name="P28">Elements de Physique Statistique</text:p>
          </table:table-cell>
          <table:table-cell table:style-name="Tableau1.B5" office:value-type="string">
            <text:p text:style-name="P28">Bernard Diu, Claudine Guthmann, Danielle Lederer, Bernard Roulet</text:p>
          </table:table-cell>
          <table:table-cell table:style-name="Tableau1.C5" office:value-type="string">
            <text:p text:style-name="P28">HERMANN</text:p>
          </table:table-cell>
          <table:table-cell table:style-name="Tableau1.D5" office:value-type="string">
            <text:p text:style-name="P28">1989</text:p>
          </table:table-cell>
        </table:table-row>
        <table:table-row table:style-name="Tableau1.1">
          <table:table-cell table:style-name="Tableau1.A6" office:value-type="string">
            <text:p text:style-name="P28"/>
          </table:table-cell>
          <table:table-cell table:style-name="Tableau1.B6" office:value-type="string">
            <text:p text:style-name="P28"/>
          </table:table-cell>
          <table:table-cell table:style-name="Tableau1.C6" office:value-type="string">
            <text:p text:style-name="P28"/>
          </table:table-cell>
          <table:table-cell table:style-name="Tableau1.D6" office:value-type="string">
            <text:p text:style-name="P28"/>
          </table:table-cell>
        </table:table-row>
        <table:table-row table:style-name="Tableau1.1">
          <table:table-cell table:style-name="Tableau1.A7" office:value-type="string">
            <text:p text:style-name="P28"/>
          </table:table-cell>
          <table:table-cell table:style-name="Tableau1.B7" office:value-type="string">
            <text:p text:style-name="P28"/>
          </table:table-cell>
          <table:table-cell table:style-name="Tableau1.C7" office:value-type="string">
            <text:p text:style-name="P28"/>
          </table:table-cell>
          <table:table-cell table:style-name="Tableau1.D7" office:value-type="string">
            <text:p text:style-name="P28"/>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au2" table:style-name="Tableau2">
        <table:table-column table:style-name="Tableau2.A"/>
        <table:table-row table:style-name="Tableau2.1">
          <table:table-cell table:style-name="Tableau2.A1" office:value-type="string">
            <text:p text:style-name="P26">Plan détaillé</text:p>
          </table:table-cell>
        </table:table-row>
        <table:table-row table:style-name="Tableau2.2">
          <table:table-cell table:style-name="Tableau2.A2" office:value-type="string">
            <text:p text:style-name="P16"><text:span text:style-name="T5">Niveau choisi pour la leçon :</text:span><text:span text:style-name="T4"> CPGE</text:span></text:p>
            <text:p text:style-name="P7"/>
            <text:p text:style-name="P16"><text:span text:style-name="T5">Pré-requis :</text:span><text:span text:style-name="T4"> Physique des ondes, Thermodynamique</text:span></text:p>
            <text:p text:style-name="P7"/>
            <text:p text:style-name="P16"><text:span text:style-name="T2">Introduction :</text:span><text:span text:style-name="T4"> Idée de la leçon consiste à déterminer la température à la surface de la Terre. Définition de la notion de flux (flux incident, flux transmis, flux absorbé, flux réfléchi, flux émis)</text:span></text:p>
            <text:p text:style-name="P2"/>
            <text:p text:style-name="P2">1’49 ‘’</text:p>
            <text:p text:style-name="P2"/>
            <text:list xml:id="list2307841871512809412" text:style-name="WW8Num1">
              <text:list-item>
                <text:p text:style-name="P1"><text:span text:style-name="T8"><text:s text:c="10"/></text:span>Modèle du corps noir</text:p>
              </text:list-item>
            </text:list>
            <text:p text:style-name="P16"><text:span text:style-name="T4">Définition : Corps dont le pouvoir absorbant est égal à 1 pour tout ω et </text:span><text:span text:style-name="T2">k</text:span><text:span text:style-name="T4">.</text:span></text:p>
            <text:p text:style-name="P2"/>
            <text:p text:style-name="P2">2’45’’</text:p>
            <text:p text:style-name="P16"><text:span text:style-name="T4">Schéma explicatif de la réalisation expérimentale d’un corps noir (cavité thermostatée à la température T et percée d’un petit trou. Les rayons lumineux venant de l’extérieur et passant par le trou sont réfléchis de nombreuses fois dans l’enceinte et finissent par être absorbé. Un tel système représente bien un pouvoir absorbant de 1.</text:span></text:p>
            <text:p text:style-name="P16"><text:span text:style-name="T4">Introduction à la notion de puissance reçue par un élément de surface élémentaire dS: dPreçue=βdSρ avec β le coefficient d’absorption (égal à 1 pour un corps noir) et ρ le flux de puissance incident.</text:span></text:p>
            <text:p text:style-name="P2">5’27 ‘’</text:p>
            <text:p text:style-name="P2">Introduction à la notion de puissance rayonnée par un élément de surface élémentaire dS: dPrayonnée=ηdS avec η l’émissivité.</text:p>
            <text:p text:style-name="P16"><text:span text:style-name="T4">Pour un corps noir, comme la température T est fixée : dPreçue= dPrayonnée. Loi de Kirchoff : le flux de puissance est indépendant des propriétés de la surface.</text:span></text:p>
            <text:p text:style-name="P2">6’51’’</text:p>
            <text:p text:style-name="P2">Schéma explicatif du rayonnement de la réalisation expérimentale du corps noir.</text:p>
            <text:p text:style-name="P2">7’40’’</text:p>
            <text:p text:style-name="P2">Définition de l’équilibre thermodynamique (équilibres mécanique, thermique et chimique).</text:p>
            <text:p text:style-name="P2">8’49’’</text:p>
            <text:p text:style-name="P2">Justification que le Soleil est un corps noir en raison du libre parcour moyen de 1cm de la lumière à la surface du Soleil (qui est donc à l’équilibre thermodynamique).</text:p>
            <text:p text:style-name="P2">10’12’’</text:p>
            <text:list xml:id="list92846041700234" text:continue-numbering="true" text:style-name="WW8Num1">
              <text:list-item>
                <text:p text:style-name="P1">Rayonnement du corps noir</text:p>
              </text:list-item>
            </text:list>
            <text:p text:style-name="P16"><text:span text:style-name="T4">Présentation de la loi de Planck sous sa forme intégrale (intégration sur les pulsations)</text:span></text:p>
            <text:p text:style-name="P2">L’allure de la courbe est montrée à l’aide du vidéo projecteur.</text:p>
            <text:p text:style-name="P2">12’27’’</text:p>
            <text:p text:style-name="P2">Point historique sur la loi de Rayleigh-Jeans et sur la catastrophe ultraviolette</text:p>
            <text:p text:style-name="P2">14’20’’</text:p>
            <text:p text:style-name="P2">Loi du déplacement de Wien : λmaxT=2898µm.K</text:p>
            <text:p text:style-name="P2">En appliquant cette loi pour le Soleil, on trouve un excellent accord théorie/expérience.</text:p>
            <text:p text:style-name="P2">16’12’’</text:p>
            <text:p text:style-name="P2">Calcul de la puissance rayonnée par un élément de surface dS dans la direction θ (explication avec schéma).</text:p>
            <text:p text:style-name="P16"><text:span text:style-name="T4">22’30’’Démonstration de la loi de Stefan-Boltzmann u=σT^4 (puissance surfacique rayonnée par un corps noir à la température T)</text:span></text:p>
            <text:p text:style-name="P2">25’41’’</text:p>
            <text:list xml:id="list92846238865561" text:continue-numbering="true" text:style-name="WW8Num1">
              <text:list-item>
                <text:p text:style-name="P1">Calcul de la température à la surface de la Terre</text:p>
              </text:list-item>
            </text:list>
            <text:p text:style-name="P29"><text:span text:style-name="T4">Hypothèses : on considère que le Soleil est un corps noir et que la Terre est un corps gris du fait de son albedo (dû aux calottes glacières et à l’eau en haute atmosphère)</text:span></text:p>
            <text:p text:style-name="P30"><text:soft-page-break/>28’22’’</text:p>
            <text:p text:style-name="P29"><text:span text:style-name="T4">Schéma explicatif introduisant les notations pour la distance Terre-Soleil le rayon de la Terre, mais aussi la « section efficace » de la Terre captant le rayonnement du Soleil.</text:span></text:p>
            <text:p text:style-name="P29"><text:span text:style-name="T4">Bilan de puissance en appliquant la loi de Stefan-Boltzmann pour la Terre (en prenant en compte l’albedo) et pour le Soleil.</text:span></text:p>
            <text:p text:style-name="P30">31’44’’</text:p>
            <text:p text:style-name="P29"><text:span text:style-name="T4">Application numérique : on trouve une température pour la surface de la Terre de -18°C, ce qui est trop bas. Il faut donc raffiner le calcul en prenant en compte l’effet de serre engendrée par l’atmosphère terrestre. L’atmosphère est également perçue comme un corps noir n’absorbant cependant que le rayonnement émis par la Terre et pas par le Soleil. Sa propriété de corps noir implique un rayonnement isotrope de l’atmosphère et donc l’introduction d’une puissance rayonnée φ(atmosphère-&gt;espace)= φ(atmosphère-&gt;Terre).</text:span></text:p>
            <text:p text:style-name="P30">Nouveau schéma expliquant les différents flux de puissance en jeu en présence de l’atmosphère.</text:p>
            <text:p text:style-name="P30">37’41’’</text:p>
            <text:p text:style-name="P29"><text:span text:style-name="T4">Bilans de puissance conduisant à une seconde application numérique estimant maintenant un température plus raisonnable de 30°C à la surface de la Terre.</text:span></text:p>
            <text:p text:style-name="P30">Conclusion : Discussion sur les limites du modèle évoqué lors de la leçon.</text:p>
          </table:table-cell>
        </table:table-row>
        <table:table-row table:style-name="Tableau2.3">
          <table:table-cell table:style-name="Tableau2.A3" office:value-type="string">
            <text:p text:style-name="P8"/>
          </table:table-cell>
        </table:table-row>
      </table:table>
      <text:p text:style-name="P7"/>
      <table:table table:name="Tableau3" table:style-name="Tableau3">
        <table:table-column table:style-name="Tableau3.A"/>
        <table:table-row table:style-name="Tableau3.1">
          <table:table-cell table:style-name="Tableau3.A1" office:value-type="string">
            <text:p text:style-name="P26">Questions posées par l’enseignant</text:p>
          </table:table-cell>
        </table:table-row>
        <table:table-row table:style-name="Tableau3.1">
          <table:table-cell table:style-name="Tableau3.A2" office:value-type="string">
            <text:list xml:id="list7898214889704207049" text:style-name="WW8Num2">
              <text:list-item>
                <text:p text:style-name="P4">Pourquoi avoir choisi des prérequis aussi larges alors qu’un nombre réduit de notions de physique des ondes et de thermodynamiques est utilisé dans la leçon ?</text:p>
              </text:list-item>
            </text:list>
            <text:p text:style-name="P5"/>
            <text:list xml:id="list92845686962973" text:continue-numbering="true" text:style-name="WW8Num2">
              <text:list-item>
                <text:p text:style-name="P4">La leçon respecte-t-elle le programme de CPGE ?</text:p>
              </text:list-item>
            </text:list>
            <text:p text:style-name="P33"/>
            <text:list xml:id="list92845251267953" text:continue-numbering="true" text:style-name="WW8Num2">
              <text:list-item>
                <text:p text:style-name="P4">Le Soleil rayonne une puissance de 10^26 W. Pouvez-vous donner un ordre de grandeur de la puissance rayonnée par une ampoule ?</text:p>
              </text:list-item>
            </text:list>
            <text:p text:style-name="P33"/>
            <text:list xml:id="list92846621284719" text:continue-numbering="true" text:style-name="WW8Num2">
              <text:list-item>
                <text:p text:style-name="P4">A quelle distance (à peu près) faut-il approcher sa main d’une ampoule pour retrouver la sensation d’un bain de Soleil ?</text:p>
              </text:list-item>
            </text:list>
            <text:p text:style-name="P33"/>
            <text:list xml:id="list92847325185857" text:continue-numbering="true" text:style-name="WW8Num2">
              <text:list-item>
                <text:p text:style-name="P4">Avec ces considérations, pouvez-vous retrouver la valeur de la puissance rayonnée par le Soleil ?</text:p>
              </text:list-item>
            </text:list>
            <text:p text:style-name="P33"/>
            <text:list xml:id="list92845594465675" text:continue-numbering="true" text:style-name="WW8Num2">
              <text:list-item>
                <text:p text:style-name="P4">Quelle est la différence entre l’émission d’ondes électromagnétiques et leur diffusion ?</text:p>
              </text:list-item>
            </text:list>
            <text:p text:style-name="P33"/>
            <text:list xml:id="list92846180292364" text:continue-numbering="true" text:style-name="WW8Num2">
              <text:list-item>
                <text:p text:style-name="P18"><text:span text:style-name="T4">Attention à bien donner des prérequis </text:span><text:span text:style-name="T5">précis</text:span><text:span text:style-name="T4">.</text:span></text:p>
              </text:list-item>
            </text:list>
            <text:p text:style-name="P33"/>
            <text:list xml:id="list92846554838757" text:continue-numbering="true" text:style-name="WW8Num2">
              <text:list-item>
                <text:p text:style-name="P4">Certaines parties de la leçon qui a été donnée ne sont plus au programme de CPGE : exemple de l’angle solide.</text:p>
              </text:list-item>
            </text:list>
            <text:p text:style-name="P33"/>
            <text:list xml:id="list92845237136938" text:continue-numbering="true" text:style-name="WW8Num2">
              <text:list-item>
                <text:p text:style-name="P18"><text:span text:style-name="T4">Comment algébrise-t-on les flux de puissance ?</text:span></text:p>
              </text:list-item>
            </text:list>
            <text:p text:style-name="P33"/>
            <text:list xml:id="list92847052143603" text:continue-numbering="true" text:style-name="WW8Num2">
              <text:list-item>
                <text:p text:style-name="P4">Si l’algébrisation n’apparaît pas à travers les flux, où se situe-t-elle ?</text:p>
              </text:list-item>
            </text:list>
            <text:p text:style-name="P33"/>
            <text:list xml:id="list92846194485767" text:continue-numbering="true" text:style-name="WW8Num2">
              <text:list-item>
                <text:p text:style-name="P4"><text:soft-page-break/>Comment peut-on garantir un rayonnement efficace à grande distance ?</text:p>
              </text:list-item>
            </text:list>
            <text:p text:style-name="P33"/>
            <text:list xml:id="list92846187009022" text:continue-numbering="true" text:style-name="WW8Num2">
              <text:list-item>
                <text:p text:style-name="P4">Ils y avaient deux parties dans le titre. Qu’est –ce que le rayonnement d’équilibre thermique ?</text:p>
              </text:list-item>
            </text:list>
            <text:p text:style-name="P33"/>
            <text:list xml:id="list92846279013885" text:continue-numbering="true" text:style-name="WW8Num2">
              <text:list-item>
                <text:p text:style-name="P4">Définissez rigoureusement le système présenté pendant la leçon.</text:p>
              </text:list-item>
            </text:list>
            <text:p text:style-name="P33"/>
            <text:list xml:id="list92846598937261" text:continue-numbering="true" text:style-name="WW8Num2">
              <text:list-item>
                <text:p text:style-name="P4">Vous avez défini l’équilibre thermodynamique pendant la leçon. A l’équilibre thermodynamique, que peut-on dire des potentiels thermodynamiques ?</text:p>
              </text:list-item>
            </text:list>
            <text:p text:style-name="P33"/>
            <text:list xml:id="list92845784644821" text:continue-numbering="true" text:style-name="WW8Num2">
              <text:list-item>
                <text:p text:style-name="P18"><text:span text:style-name="T6"><text:s/></text:span><text:span text:style-name="T4">Vous avez parlé de densité d’énergie dans la cavité. De quelle énergie s’agit-il ?</text:span></text:p>
              </text:list-item>
            </text:list>
            <text:p text:style-name="P33"/>
            <text:list xml:id="list92845641202407" text:continue-numbering="true" text:style-name="WW8Num2">
              <text:list-item>
                <text:p text:style-name="P4">Pouvez-vous donner l’ordre de grandeur du diamètre du Soleil ?</text:p>
              </text:list-item>
            </text:list>
            <text:p text:style-name="P33"/>
            <text:list xml:id="list92846824650536" text:continue-numbering="true" text:style-name="WW8Num2">
              <text:list-item>
                <text:p text:style-name="P18"><text:span text:style-name="T4">Quel est le lien entre les quantités totales et les quantités spectrales (qui dépendent de ω et </text:span><text:span text:style-name="T2">k</text:span><text:span text:style-name="T4">) ?</text:span></text:p>
              </text:list-item>
            </text:list>
            <text:p text:style-name="P33"/>
            <text:list xml:id="list92846000522588" text:continue-numbering="true" text:style-name="WW8Num2">
              <text:list-item>
                <text:p text:style-name="P18"><text:span text:style-name="T4">Remontrez le spectre d’émission du Soleil. Celui-ci vérifie en première approximation la loi du corps noir. En revanche il semblerait que l’on observe des « discontinuités ». Pouvez-vous donner leur origine ?</text:span></text:p>
              </text:list-item>
            </text:list>
            <text:p text:style-name="P33"/>
            <text:list xml:id="list92845905189357" text:continue-numbering="true" text:style-name="WW8Num2">
              <text:list-item>
                <text:p text:style-name="P4">Quelle information cruciale pouvons-nous tirer du spectre émis par une étoile ?</text:p>
              </text:list-item>
            </text:list>
            <text:p text:style-name="P33"/>
            <text:list xml:id="list92846991813617" text:continue-numbering="true" text:style-name="WW8Num2">
              <text:list-item>
                <text:p text:style-name="P4">Pourquoi une flamme est-elle colorée ?</text:p>
              </text:list-item>
            </text:list>
            <text:p text:style-name="P33"/>
            <text:list xml:id="list92847235303519" text:continue-numbering="true" text:style-name="WW8Num2">
              <text:list-item>
                <text:p text:style-name="P4">La couleur de la flamme dépend-elle de sa température ? Quelle est la température d’une flamme ?</text:p>
              </text:list-item>
            </text:list>
            <text:p text:style-name="P33"/>
            <text:list xml:id="list92846287180945" text:continue-numbering="true" text:style-name="WW8Num2">
              <text:list-item>
                <text:p text:style-name="P4">L’ensemble du rayonnement électromagnétique passe-t-il à travers une vitre ?</text:p>
              </text:list-item>
            </text:list>
            <text:p text:style-name="P33"/>
            <text:list xml:id="list92846586045939" text:continue-numbering="true" text:style-name="WW8Num2">
              <text:list-item>
                <text:p text:style-name="P18"><text:span text:style-name="T4">Qu’est-ce qu’un corps gris ? S’agit-il du « complémentaire d’un corps noir ? Tout ce qui n’est pas un corps noir est un corps gris ?</text:span></text:p>
              </text:list-item>
            </text:list>
            <text:p text:style-name="P33"/>
            <text:list xml:id="list92847359932043" text:continue-numbering="true" text:style-name="WW8Num2">
              <text:list-item>
                <text:p text:style-name="P4">Peut-on s’attendre à ce que le rayonnement d’un corps soit un spectre continu ?</text:p>
              </text:list-item>
            </text:list>
            <text:p text:style-name="P33"/>
            <text:list xml:id="list92845859256850" text:continue-numbering="true" text:style-name="WW8Num2">
              <text:list-item>
                <text:p text:style-name="P4">Aurait-on pu se passer de l’albedo dans le calcul ?</text:p>
              </text:list-item>
            </text:list>
            <text:p text:style-name="P33"/>
            <text:p text:style-name="P33"/>
            <text:p text:style-name="P33"/>
            <text:p text:style-name="P33"/>
            <text:p text:style-name="P33"/>
            <text:p text:style-name="P33"/>
            <text:p text:style-name="P33"/>
            <text:p text:style-name="P33"/>
            <text:p text:style-name="P33"/>
            <text:p text:style-name="P31"/>
          </table:table-cell>
        </table:table-row>
        <table:table-row table:style-name="Tableau3.1">
          <table:table-cell table:style-name="Tableau3.A1" office:value-type="string">
            <text:p text:style-name="P26">Commentaires donnés par l’enseignant</text:p>
          </table:table-cell>
        </table:table-row>
        <text:soft-page-break/>
        <table:table-row table:style-name="Tableau3.4">
          <table:table-cell table:style-name="Tableau3.A4" office:value-type="string">
            <text:p text:style-name="P10"/>
            <text:list xml:id="list92845333354398" text:continue-numbering="true" text:style-name="WW8Num2">
              <text:list-item>
                <text:p text:style-name="P3">Chose gênante : la première partie du titre n’est pas traitée. Il faut parler des gaz de photons et de leurs propriétés.</text:p>
              </text:list-item>
            </text:list>
            <text:p text:style-name="P2"/>
            <text:list xml:id="list92847236451664" text:continue-numbering="true" text:style-name="WW8Num2">
              <text:list-item>
                <text:p text:style-name="P3">Il faut prendre le temps d’introduire les notions d’émission de diffusion de rayonnement.</text:p>
              </text:list-item>
            </text:list>
            <text:p text:style-name="P33"/>
            <text:list xml:id="list92846707603408" text:continue-numbering="true" text:style-name="WW8Num2">
              <text:list-item>
                <text:p text:style-name="P17"><text:span text:style-name="T4">Il faut également mentionner les applications (déterminer les éléments présents dans les étoiles, parler du fond diffus cosmologique).</text:span></text:p>
              </text:list-item>
            </text:list>
            <text:p text:style-name="P33"/>
            <text:list xml:id="list92845322341123" text:continue-numbering="true" text:style-name="WW8Num2">
              <text:list-item>
                <text:p text:style-name="P3">Il n’y a pas d’expérience. Analyser le spectre rayonné par une ampoule aurait été intéressant.</text:p>
              </text:list-item>
            </text:list>
            <text:p text:style-name="P33"/>
            <text:list xml:id="list92845892659130" text:continue-numbering="true" text:style-name="WW8Num2">
              <text:list-item>
                <text:p text:style-name="P17"><text:span text:style-name="T4">Dire que σT^4 correspond à l’aire sous la courbe de la loi de Planck.</text:span></text:p>
              </text:list-item>
            </text:list>
            <text:p text:style-name="P33"/>
            <text:list xml:id="list92846847765544" text:continue-numbering="true" text:style-name="WW8Num2">
              <text:list-item>
                <text:p text:style-name="P3">Une autre idée d’expérience aurait été d’utiliser le four percé de la collection pour redémontrer σT^4.</text:p>
              </text:list-item>
            </text:list>
            <text:p text:style-name="P33"/>
            <text:list xml:id="list92845421691475" text:continue-numbering="true" text:style-name="WW8Num2">
              <text:list-item>
                <text:p text:style-name="P3">Eviter de donner des définitions à rebrousse-poil (comme pour le pouvoir absorbant par exemple).</text:p>
              </text:list-item>
            </text:list>
            <text:p text:style-name="P33"/>
            <text:list xml:id="list92847181620470" text:continue-numbering="true" text:style-name="WW8Num2">
              <text:list-item>
                <text:p text:style-name="P17"><text:span text:style-name="T4">Améliorer la gestion du tableau.</text:span></text:p>
              </text:list-item>
            </text:list>
            <text:p text:style-name="P33"/>
            <text:list xml:id="list92845458734112" text:continue-numbering="true" text:style-name="WW8Num2">
              <text:list-item>
                <text:p text:style-name="P3">Une idée de référence pour cette leçon : dernière partie de la composition 2012 sujet A agrégation externe.</text:p>
              </text:list-item>
            </text:list>
            <text:p text:style-name="P33"/>
            <text:list xml:id="list92847290690458" text:continue-numbering="true" text:style-name="WW8Num2">
              <text:list-item>
                <text:p text:style-name="P3">Dire « flux » et pas « flux surfacique » qui est redondant.</text:p>
              </text:list-item>
            </text:list>
            <text:p text:style-name="P33"/>
            <text:list xml:id="list92847241390601" text:continue-numbering="true" text:style-name="WW8Num2">
              <text:list-item>
                <text:p text:style-name="P3">Marquer plus distinctement les transitions entre parties.</text:p>
              </text:list-item>
            </text:list>
            <text:p text:style-name="P33"/>
            <text:list xml:id="list92846891428411" text:continue-numbering="true" text:style-name="WW8Num2">
              <text:list-item>
                <text:p text:style-name="P3">On peut montrer la loi de Stefan sans utiliser la physique statistique à l’aide de la pression de radiation.</text:p>
              </text:list-item>
            </text:list>
            <text:p text:style-name="P33"/>
            <text:list xml:id="list92845790168209" text:continue-numbering="true" text:style-name="WW8Num2">
              <text:list-item>
                <text:p text:style-name="P17"><text:span text:style-name="T4">Il faut mentionner E=hν la loi de Planck à un moment de la leçon.</text:span></text:p>
              </text:list-item>
            </text:list>
            <text:p text:style-name="P33"/>
            <text:list xml:id="list92846517555716" text:continue-numbering="true" text:style-name="WW8Num2">
              <text:list-item>
                <text:p text:style-name="P3">Trop de temps a été consacré au calcul de <text:span text:style-name="T9">c</text:span>u/4.</text:p>
              </text:list-item>
            </text:list>
            <text:p text:style-name="P33"/>
            <text:list xml:id="list92846682639250" text:continue-numbering="true" text:style-name="WW8Num2">
              <text:list-item>
                <text:p text:style-name="P17"><text:span text:style-name="T4">Conseil de bibliographie supplémentaire : Thermodynamique Olivier et Gié</text:span></text:p>
              </text:list-item>
            </text:list>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able:table-cell>
        </table:table-row>
        <text:soft-page-break/>
        <table:table-row table:style-name="Tableau3.1">
          <table:table-cell table:style-name="Tableau3.A5" office:value-type="string">
            <text:p text:style-name="P26">Partie réservée au correcteur</text:p>
          </table:table-cell>
        </table:table-row>
        <table:table-row table:style-name="Tableau3.6">
          <table:table-cell table:style-name="Tableau3.A6" office:value-type="string">
            <text:p text:style-name="P10"/>
            <text:p text:style-name="P9"/>
            <text:p text:style-name="P9">Avis général sur la leçon (plan, contenu, etc.)</text:p>
            <text:p text:style-name="P9"/>
            <text:p text:style-name="P15">La partie sur le rayonnement du corps noir est plutôt bien traitée. Cependant, celle sur le rayonnement thermique d’équilibre (d’un gaz de photons) passe trop vite à la trappe. C’est pourtant grâce à celui-ci qu’on peut parler du corps noir ! Il faut d’avantage s’attarder sur un définition propre des quantités de bases : flux, orientations, … (quitte à le faire sur une diapo). L’exemple de la température de la Terre est bon, mais il faut voir à en montrer certains autres (avec moins de calcul). Une manip est quasiment indispensable pour cette leçon !</text:p>
            <text:p text:style-name="P9"/>
            <text:p text:style-name="P9"/>
            <text:p text:style-name="P9"/>
            <text:p text:style-name="P9"/>
            <text:p text:style-name="P9">Notions fondamentales à aborder, secondaires, délicates</text:p>
            <text:p text:style-name="P9"/>
            <text:p text:style-name="P13">D<text:span text:style-name="T9">éfinition des différents flux (émission, absorption, transmission, réflexion, diffusion)</text:span></text:p>
            <text:p text:style-name="P15">Algébrisation</text:p>
            <text:p text:style-name="P15">Rayonnement d’équilibre thermique : loi de Wien</text:p>
            <text:p text:style-name="P14"><text:span text:style-name="T9">Corps noir : loi de Stefan</text:span></text:p>
            <text:p text:style-name="P15">Applications : le spectre des étoiles, le fond diffus cosmologique, le pyromètreà disparition de filament...</text:p>
            <text:p text:style-name="P9"/>
            <text:p text:style-name="P9"/>
            <text:p text:style-name="P9">Expériences possibles (en particulier pour l’agrégation docteur)</text:p>
            <text:p text:style-name="P9"/>
            <text:p text:style-name="P15">Ampoule alimentée par un alternostat, mesure du flux lumineux avec le spectro USB</text:p>
            <text:p text:style-name="P15">Four thermique avec pyromètre optique</text:p>
            <text:p text:style-name="P9"/>
            <text:p text:style-name="P9"/>
            <text:p text:style-name="P9">Bibliographie conseillée</text:p>
            <text:p text:style-name="P9"/>
            <text:p text:style-name="P15">Thermodynamique, Olivier &amp; Gié (essentiellement)</text:p>
            <text:p text:style-name="P15">Physique statistique, DGLR (pour compléter sa culture éventuellement)</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AR PL SungtiL GB" svg:font-family="'AR PL SungtiL GB'" style:font-pitch="variable"/>
    <style:font-face style:name="Lohit Devanagari" svg:font-family="'Lohit Devanagari', 'Times New Roman'" style:font-pitch="variable"/>
    <style:font-face style:name="Noto Sans CJK SC" svg:font-family="'Noto Sans CJK SC'"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New York" fo:font-family="'New York', '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 style:font-family-complex="'Lohit Devanagari', 'Times New Roman'" style:font-pitch-complex="variable" style:font-size-complex="14pt"/>
    </style:style>
    <style:style style:name="Titre1"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AR PL SungtiL GB" style:font-family-asian="'AR PL SungtiL GB'" style:font-pitch-asian="variable" style:font-size-asian="14pt" style:font-name-complex="FreeSans1" style:font-family-complex="FreeSans" style:font-family-generic-complex="swiss"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Police_20_par_20_défaut" style:display-name="Police par défaut" style:family="text"/>
    <style:style style:name="Police_20_par_20_défaut1" style:display-name="Police par défaut1" style:family="text"/>
    <style:style style:name="Page_20_Number" style:display-name="Page Number" style:family="text" style:parent-style-name="Police_20_par_20_défaut1"/>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justify" style:justify-single-word="false">
        <style:tab-stops>
          <style:tab-stop style:position="16.969cm" style:type="right"/>
        </style:tab-stops>
      </style:paragraph-properties>
      <style:text-properties style:font-name="Calibri" fo:font-size="9pt" style:font-size-asian="9pt" style:font-name-complex="Calibri"/>
    </style:style>
    <style:page-layout style:name="Mpm1">
      <style:page-layout-properties fo:page-width="20.955cm" fo:page-height="30.057cm" style:num-format="1" style:print-orientation="portrait" fo:margin-top="1.9cm" fo:margin-bottom="1.501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bottom="0.002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oche</meta:initial-creator>
    <meta:creation-date>2019-10-03T08:32:00</meta:creation-date>
    <dc:date>2019-10-07T09:28:44.971690684</dc:date>
    <meta:print-date>1995-11-21T17:41:00</meta:print-date>
    <meta:editing-cycles>6</meta:editing-cycles>
    <meta:editing-duration>PT10H18M5S</meta:editing-duration>
    <meta:document-statistic meta:table-count="3" meta:image-count="0" meta:object-count="0" meta:page-count="6" meta:paragraph-count="121" meta:word-count="1476" meta:character-count="9090" meta:non-whitespace-character-count="7751"/>
    <meta:generator>LibreOffice/5.1.6.2$Linux_X86_64 LibreOffice_project/10m0$Build-2</meta:generator>
  </office:meta>
</office:document-meta>
</file>